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3bc4" officeooo:paragraph-rsid="001a3bc4"/>
    </style:style>
    <style:style style:name="P2" style:family="paragraph" style:parent-style-name="Standard">
      <style:text-properties officeooo:rsid="001c0205" officeooo:paragraph-rsid="001c0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planet.name, COUNT(certs.id) AS `CertCount` FROM bsg_planets planet</text:p>
      <text:p text:style-name="P1"><text:s text:c="3"/>INNER JOIN bsg_people peeps ON peeps.homeworld = planet.id</text:p>
      <text:p text:style-name="P1"><text:s text:c="3"/>INNER JOIN bsg_cert_people certpeeps ON certpeeps.pid = peeps.id</text:p>
      <text:p text:style-name="P1"><text:s text:c="3"/>INNER JOIN bsg_cert certs ON certs.id = certpeeps.cid</text:p>
      <text:p text:style-name="P1"><text:s text:c="3"/>GROUP BY planet.name</text:p>
      <text:p text:style-name="P1"/>
      <text:p text:style-name="P1">SELECT fname, lname FROM bsg_people</text:p>
      <text:p text:style-name="P1"><text:s text:c="3"/>INNER JOIN bsg_ship_assignment ON bsg_ship_assignment.pid = bsg_people.id</text:p>
      <text:p text:style-name="P1"><text:s text:c="3"/>INNER JOIN bsg_ship_instance ON bsg_ship_instance.id = bsg_ship_assignment.sid</text:p>
      <text:p text:style-name="P1"><text:s text:c="3"/>INNER JOIN bsg_ship_class ON bsg_ship_class.id = bsg_ship_instance.class</text:p>
      <text:p text:style-name="P1"><text:s text:c="3"/>WHERE bsg_ship_class.name = `name`</text:p>
      <text:p text:style-name="P1"/>
      <text:p text:style-name="P2">SELECT fname, lname, bsg_ship_instance.id FROM bsg_people</text:p>
      <text:p text:style-name="P2"><text:s text:c="3"/>-- LEFT JOIN bsg_cert_people ON bsg_cert_people.pid = bsg_people.id</text:p>
      <text:p text:style-name="P2"><text:s text:c="3"/>-- LEFT JOIN bsg_cert ON bsg_cert.id = bsg_cert_people.cid</text:p>
      <text:p text:style-name="P2"><text:s text:c="3"/>INNER JOIN bsg_ship_assignment ON bsg_ship_assignment.pid=bsg_people.id</text:p>
      <text:p text:style-name="P2"><text:s text:c="3"/>INNER JOIN bsg_ship_instance ON bsg_ship_instance.id = bsg_ship_assignment.sid</text:p>
      <text:p text:style-name="P2"><text:s text:c="3"/>INNER JOIN bsg_ship_class ON bsg_ship_class.id = bsg_ship_instance.class</text:p>
      <text:p text:style-name="P2"><text:s text:c="3"/>WHERE <text:s/>(bsg_people.id NOT IN</text:p>
      <text:p text:style-name="P2"><text:s text:c="6"/>(SELECT bsg_people.id FROM bsg_people</text:p>
      <text:p text:style-name="P2"><text:s text:c="6"/>INNER JOIN bsg_cert_people ON bsg_cert_people.pid = bsg_people.id</text:p>
      <text:p text:style-name="P2"><text:s text:c="6"/>INNER JOIN bsg_cert ON bsg_cert.id = bsg_cert_people.cid</text:p>
      <text:p text:style-name="P2"><text:s text:c="6"/>WHERE bsg_cert.title = 'Viper')</text:p>
      <text:p text:style-name="P2"><text:s text:c="6"/>AND bsg_ship_class.name = 'Viper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4:28:15.242000000</meta:creation-date>
    <dc:date>2016-04-27T22:25:55.263000000</dc:date>
    <meta:editing-duration>PT6H12M7S</meta:editing-duration>
    <meta:editing-cycles>1</meta:editing-cycles>
    <meta:document-statistic meta:table-count="0" meta:image-count="0" meta:object-count="0" meta:page-count="1" meta:paragraph-count="22" meta:word-count="136" meta:character-count="1287" meta:non-whitespace-character-count="1100"/>
    <meta:generator>LibreOffice/5.0.0.5$Windows_x86 LibreOffice_project/1b1a90865e348b492231e1c451437d7a15bb262b</meta:generator>
  </office:meta>
</office:document-meta>
</file>